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4c84a" officeooo:paragraph-rsid="0004c84a"/>
    </style:style>
    <style:style style:name="P2" style:family="paragraph" style:parent-style-name="Standard">
      <style:text-properties fo:font-weight="normal" officeooo:rsid="000669c4" officeooo:paragraph-rsid="000669c4" style:font-weight-asian="normal" style:font-weight-complex="normal"/>
    </style:style>
    <style:style style:name="P3" style:family="paragraph" style:parent-style-name="Standard">
      <style:text-properties fo:font-size="15pt" fo:font-weight="bold" officeooo:rsid="000669c4" officeooo:paragraph-rsid="000669c4" style:font-size-asian="15pt" style:font-weight-asian="bold" style:font-size-complex="15pt" style:font-weight-complex="bold"/>
    </style:style>
    <style:style style:name="T1" style:family="text">
      <style:text-properties officeooo:rsid="0004c84a"/>
    </style:style>
    <style:style style:name="fr1"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text:span text:style-name="Strong_20_Emphasis">1.Using ImportTsv to load txt to HBase</text:span></text:h>
      <text:h text:style-name="Heading_20_5" text:outline-level="5"><text:span text:style-name="Strong_20_Emphasis">a) Create table in hbase</text:span></text:h>
      <text:p text:style-name="Text_20_body">command：create ‘tab<text:span text:style-name="T1">4</text:span>′,’cf’</text:p>
      <text:p text:style-name="Text_20_body"><draw:a xlink:type="simple" xlink:href="https://i2.wp.com/blogs.perficient.com/delivery/files/2015/09/01.png?ssl=1"><draw:frame draw:style-name="fr1" draw:name="Image1" text:anchor-type="as-char" svg:width="3.1457in" svg:height="0.7398in" draw:z-index="0"><draw:image xlink:href="https://i2.wp.com/blogs.perficient.com/delivery/files/2015/09/01.png?resize=300%2C69&amp;ssl=1" xlink:type="simple" xlink:show="embed" xlink:actuate="onLoad"/><svg:title>3 Ways to Load Data From HDFS to HBase</svg:title></draw:frame></draw:a></text:p>
      <text:h text:style-name="Heading_20_5" text:outline-level="5"><text:span text:style-name="Strong_20_Emphasis">b) Uploading simple1.txt to HDFS</text:span></text:h>
      <text:p text:style-name="Text_20_body">commandhadoop fs -<text:span text:style-name="T1">put</text:span> /<text:span text:style-name="T1">usr/rocky/Desktop/</text:span>simple<text:span text:style-name="T1">1</text:span>.txt  /<text:span text:style-name="T1">shikha/</text:span>simple1.txt</text:p>
      <text:p text:style-name="Text_20_body">The context in the txt is:<text:line-break/>1,tom<text:line-break/>2,sam<text:line-break/>3,jerry<text:line-break/>4,marry<text:line-break/>5,john</text:p>
      <text:h text:style-name="Heading_20_5" text:outline-level="5"><text:span text:style-name="Strong_20_Emphasis">c) Using ImportTsv to load txt to HBase</text:span></text:h>
      <text:p text:style-name="Text_20_body">Command: hbase org.apache.hadoop.hbase.mapreduce.ImportTsv -Dimporttsv.separator=”,” -Dimporttsv.columns=HBASE_ROW_KEY,cf tab4 /<text:span text:style-name="T1">shikha</text:span>/simple1.txt<text:line-break/>ImportTsv execute result:</text:p>
      <text:p text:style-name="Text_20_body"><draw:a xlink:type="simple" xlink:href="https://i0.wp.com/blogs.perficient.com/delivery/files/2015/09/02.png?ssl=1"><draw:frame draw:style-name="fr1" draw:name="Image2" text:anchor-type="as-char" svg:width="3.1457in" svg:height="1.1665in" draw:z-index="1"><draw:image xlink:href="https://i0.wp.com/blogs.perficient.com/delivery/files/2015/09/02.png?resize=300%2C110&amp;ssl=1" xlink:type="simple" xlink:show="embed" xlink:actuate="onLoad"/><svg:title>3 Ways to Load Data From HDFS to HBase</svg:title></draw:frame></draw:a></text:p>
      <text:p text:style-name="Text_20_body">Data loaded into Hbase:</text:p>
      <text:p text:style-name="P1">scan ‘tab4’</text:p>
      <text:p text:style-name="Text_20_body"><draw:a xlink:type="simple" xlink:href="https://i1.wp.com/blogs.perficient.com/delivery/files/2015/09/03.png?ssl=1"><draw:frame draw:style-name="fr1" draw:name="Image3" text:anchor-type="as-char" svg:width="3.1457in" svg:height="0.552in" draw:z-index="2"><draw:image xlink:href="https://i1.wp.com/blogs.perficient.com/delivery/files/2015/09/03.png?resize=300%2C51&amp;ssl=1" xlink:type="simple" xlink:show="embed" xlink:actuate="onLoad"/><svg:title>3 Ways to Load Data From HDFS to HBase</svg:title></draw:frame></draw:a></text:p>
      <text:p text:style-name="Text_20_body"><text:span text:style-name="Strong_20_Emphasis">2.Using completebulkload to load txt to HBase</text:span></text:p>
      <text:h text:style-name="Heading_20_5" text:outline-level="5"><text:span text:style-name="Strong_20_Emphasis">a) creating table in hbase</text:span></text:h>
      <text:p text:style-name="Text_20_body">command：create ‘hbase-tb1-003′,’cf’</text:p>
      <text:p text:style-name="Text_20_body"><draw:a xlink:type="simple" xlink:href="https://i1.wp.com/blogs.perficient.com/delivery/files/2015/09/04.png?ssl=1"><draw:frame draw:style-name="fr1" draw:name="Image4" text:anchor-type="as-char" svg:width="3.1457in" svg:height="0.5209in" draw:z-index="3"><draw:image xlink:href="https://i1.wp.com/blogs.perficient.com/delivery/files/2015/09/04.png?resize=300%2C48&amp;ssl=1" xlink:type="simple" xlink:show="embed" xlink:actuate="onLoad"/><svg:title>3 Ways to Load Data From HDFS to HBase</svg:title></draw:frame></draw:a></text:p>
      <text:h text:style-name="Heading_20_5" text:outline-level="5"><text:soft-page-break/><text:span text:style-name="Strong_20_Emphasis">b) Using ImportTsv to generate HFile for txt in HDFS</text:span></text:h>
      <text:p text:style-name="Text_20_body">command：hbase org.apache.hadoop.hbase.mapreduce.ImportTsv -Dimporttsv.separator=”,” -Dimporttsv.bulk.output=hfile_tmp5 -Dimporttsv.columns=HBASE_ROW_KEY,cf hbase-tbl-003 /<text:span text:style-name="T1">shikha</text:span>/simple1.txt</text:p>
      <text:p text:style-name="Text_20_body">This command will be executed by MapReduce job:</text:p>
      <text:p text:style-name="Text_20_body"><draw:a xlink:type="simple" xlink:href="https://i2.wp.com/blogs.perficient.com/delivery/files/2015/09/05.png?ssl=1"><draw:frame draw:style-name="fr1" draw:name="Image5" text:anchor-type="as-char" svg:width="3.1457in" svg:height="1.8228in" draw:z-index="4"><draw:image xlink:href="https://i2.wp.com/blogs.perficient.com/delivery/files/2015/09/05.png?resize=300%2C173&amp;ssl=1" xlink:type="simple" xlink:show="embed" xlink:actuate="onLoad"/><svg:title>3 Ways to Load Data From HDFS to HBase</svg:title></draw:frame></draw:a></text:p>
      <text:p text:style-name="Text_20_body">As a result, the Hfile hfile_tmp5 is generated.</text:p>
      <text:p text:style-name="Text_20_body"><draw:a xlink:type="simple" xlink:href="https://i2.wp.com/blogs.perficient.com/delivery/files/2015/09/06.png?ssl=1"><draw:frame draw:style-name="fr1" draw:name="Image6" text:anchor-type="as-char" svg:width="3.1457in" svg:height="0.2709in" draw:z-index="5"><draw:image xlink:href="https://i2.wp.com/blogs.perficient.com/delivery/files/2015/09/06.png?resize=300%2C24&amp;ssl=1" xlink:type="simple" xlink:show="embed" xlink:actuate="onLoad"/><svg:title>3 Ways to Load Data From HDFS to HBase</svg:title></draw:frame></draw:a></text:p>
      <text:p text:style-name="Text_20_body">But the data wasn’t loaded into the Hbase table: hbase-tb1-003.</text:p>
      <text:p text:style-name="Text_20_body"><draw:a xlink:type="simple" xlink:href="https://i2.wp.com/blogs.perficient.com/delivery/files/2015/09/07.png?ssl=1"><draw:frame draw:style-name="fr1" draw:name="Image7" text:anchor-type="as-char" svg:width="3.1457in" svg:height="0.5835in" draw:z-index="6"><draw:image xlink:href="https://i2.wp.com/blogs.perficient.com/delivery/files/2015/09/07.png?resize=300%2C54&amp;ssl=1" xlink:type="simple" xlink:show="embed" xlink:actuate="onLoad"/><svg:title>3 Ways to Load Data From HDFS to HBase</svg:title></draw:frame></draw:a></text:p>
      <text:p text:style-name="Text_20_body"><text:span text:style-name="Strong_20_Emphasis">3.Using completebulkload to load Hfile to HBase</text:span></text:p>
      <text:p text:style-name="Text_20_body">command: hadoop jar lib/hbase-server-0.98.13-hadoop2.jar completebulkload hfile_tmp5 hbase-tbl-003</text:p>
      <text:p text:style-name="Text_20_body"><draw:a xlink:type="simple" xlink:href="https://i1.wp.com/blogs.perficient.com/delivery/files/2015/09/08.png?ssl=1"><draw:frame draw:style-name="fr1" draw:name="Image8" text:anchor-type="as-char" svg:width="3.1457in" svg:height="0.5728in" draw:z-index="7"><draw:image xlink:href="https://i1.wp.com/blogs.perficient.com/delivery/files/2015/09/08.png?resize=300%2C53&amp;ssl=1" xlink:type="simple" xlink:show="embed" xlink:actuate="onLoad"/><svg:title>3 Ways to Load Data From HDFS to HBase</svg:title></draw:frame></draw:a></text:p>
      <text:p text:style-name="Text_20_body">Result:</text:p>
      <text:p text:style-name="Text_20_body"><draw:a xlink:type="simple" xlink:href="https://i2.wp.com/blogs.perficient.com/delivery/files/2015/09/09.png?ssl=1"><draw:frame draw:style-name="fr1" draw:name="Image9" text:anchor-type="as-char" svg:width="3.1457in" svg:height="0.7398in" draw:z-index="8"><draw:image xlink:href="https://i2.wp.com/blogs.perficient.com/delivery/files/2015/09/09.png?resize=300%2C69&amp;ssl=1" xlink:type="simple" xlink:show="embed" xlink:actuate="onLoad"/><svg:title>3 Ways to Load Data From HDFS to HBase</svg:title></draw:frame></draw:a></text:p>
      <text:p text:style-name="Text_20_body">Note: When we execute this command, Hadoop probably won’t be able to find the hbase dependency jar files through the exception of ClassNotFoundException. An easy way to resolve this is by adding HBase dependency jar files to the path ${HADOOP_HOME}/share/hadoop/common/lib. Do not forget htrace-core-*.**.jar.</text:p>
      <text:p text:style-name="Text_20_body">This command is really an action of hdfs mv, and will not execute hadoop MapReduce. You can see the log; it is LoadIncrementalHFiles.</text:p>
      <text:p text:style-name="P3">Export hbase to hdfs</text:p>
      <text:p text:style-name="P3"/>
      <text:p text:style-name="P2">hbase org.apache.hadoop.hbase.mapreduce.Export tab4 <text:s/>/ank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1T20:39:55.858009264</meta:creation-date>
    <dc:date>2018-10-14T17:43:07.126558239</dc:date>
    <meta:editing-duration>PT30M51S</meta:editing-duration>
    <meta:editing-cycles>3</meta:editing-cycles>
    <meta:generator>LibreOffice/5.1.6.2$Linux_X86_64 LibreOffice_project/10m0$Build-2</meta:generator>
    <meta:document-statistic meta:table-count="0" meta:image-count="9" meta:object-count="0" meta:page-count="2" meta:paragraph-count="34" meta:word-count="212" meta:character-count="1676" meta:non-whitespace-character-count="1493"/>
  </office:meta>
</office:document-meta>
</file>